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ce style:name="Verdana" svg:font-family="Verdana"/>
    <style:font-face style:name="Corbel" svg:font-family="Corbel" style:font-family-generic="swiss"/>
    <style:font-face style:name="Corbel-Italic" svg:font-family="Corbel-Italic" style:font-family-generic="swiss"/>
    <style:font-face style:name="Times New Roman" svg:font-family="'Times New Roman'" style:font-family-generic="roman" style:font-pitch="variable"/>
    <style:font-face style:name="Arial" svg:font-family="Arial" style:font-family-generic="swiss" style:font-pitch="variable"/>
    <style:font-face style:name="Corbel1" svg:font-family="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color="#000000" style:font-name="Corbel" fo:font-size="12pt" style:text-underline-style="none" fo:font-weight="bold" style:font-name-asian="Corbel" style:font-size-asian="12pt" style:font-weight-asian="bold" style:font-name-complex="Corbel" style:font-size-complex="12pt" style:font-weight-complex="bold"/>
    </style:style>
    <style:style style:name="P3" style:family="paragraph" style:parent-style-name="Standard">
      <style:paragraph-properties style:text-autospace="none"/>
      <style:text-properties fo:color="#000000" style:font-name="Corbel" fo:font-size="12pt" style:text-underline-style="none" fo:font-weight="bold" style:font-name-asian="Corbel" style:font-size-asian="12pt" style:font-weight-asian="bold" style:font-name-complex="Corbel" style:font-size-complex="12pt" style:font-weight-complex="bold"/>
    </style:style>
    <style:style style:name="P4" style:family="paragraph" style:parent-style-name="Standard">
      <style:paragraph-properties fo:text-align="start" style:justify-single-word="false" style:text-autospace="none"/>
      <style:text-properties fo:color="#000000" style:font-name="Corbel" fo:font-size="12pt" fo:font-weight="bold" style:font-name-asian="Corbel" style:font-size-asian="12pt" style:font-weight-asian="bold" style:font-name-complex="Corbel" style:font-size-complex="12pt" style:font-weight-complex="bold"/>
    </style:style>
    <style:style style:name="P5" style:family="paragraph" style:parent-style-name="Standard">
      <style:paragraph-properties style:text-autospace="none"/>
      <style:text-properties fo:color="#000000" style:font-name="Corbel" fo:font-size="12pt" fo:font-weight="bold" style:font-name-asian="Corbel" style:font-size-asian="12pt" style:font-weight-asian="bold" style:font-name-complex="Corbel" style:font-size-complex="12pt" style:font-weight-complex="bold"/>
    </style:style>
    <style:style style:name="P6" style:family="paragraph" style:parent-style-name="Standard">
      <style:paragraph-properties fo:text-align="start" style:justify-single-word="false" style:text-autospace="none"/>
      <style:text-properties fo:color="#000000" style:font-name="Corbel" fo:font-size="12pt" fo:font-weight="normal" style:font-name-asian="Corbel" style:font-size-asian="12pt" style:font-weight-asian="normal" style:font-name-complex="Corbel" style:font-size-complex="12pt" style:font-weight-complex="normal"/>
    </style:style>
    <style:style style:name="P7" style:family="paragraph" style:parent-style-name="Standard">
      <style:paragraph-properties style:text-autospace="none"/>
      <style:text-properties fo:color="#000000" style:font-name="Corbel" fo:font-size="12pt" fo:font-weight="normal" style:font-name-asian="Corbel" style:font-size-asian="12pt" style:font-weight-asian="normal" style:font-name-complex="Corbel" style:font-size-complex="12pt" style:font-weight-complex="normal"/>
    </style:style>
    <style:style style:name="P8" style:family="paragraph" style:parent-style-name="Standard">
      <style:paragraph-properties fo:text-align="start" style:justify-single-word="false" style:text-autospace="none"/>
      <style:text-properties fo:color="#000000" style:font-name="Corbel" fo:font-size="12pt" fo:font-style="italic" fo:font-weight="normal" style:font-name-asian="Corbel" style:font-size-asian="12pt" style:font-style-asian="italic" style:font-weight-asian="normal" style:font-name-complex="Corbel" style:font-size-complex="12pt" style:font-style-complex="italic" style:font-weight-complex="normal"/>
    </style:style>
    <style:style style:name="P9" style:family="paragraph" style:parent-style-name="Standard">
      <style:paragraph-properties style:text-autospace="none"/>
      <style:text-properties fo:color="#000000" style:font-name="Corbel" fo:font-size="12pt" style:font-name-asian="Corbel" style:font-size-asian="12pt" style:font-name-complex="Corbel" style:font-size-complex="12pt"/>
    </style:style>
    <style:style style:name="P10" style:family="paragraph" style:parent-style-name="Standard">
      <style:paragraph-properties style:text-autospace="none"/>
      <style:text-properties fo:color="#000000" style:font-name="Corbel" fo:font-size="14pt" style:text-underline-style="solid" style:text-underline-width="auto" style:text-underline-color="font-color" fo:font-weight="bold" style:font-name-asian="Corbel" style:font-size-asian="14pt" style:font-weight-asian="bold" style:font-name-complex="Corbel" style:font-size-complex="14pt" style:font-weight-complex="bold"/>
    </style:style>
    <style:style style:name="P11" style:family="paragraph" style:parent-style-name="Standard">
      <style:paragraph-properties style:text-autospace="none"/>
      <style:text-properties fo:color="#000000" style:font-name="Corbel1" fo:font-size="12pt" fo:font-weight="bold" style:font-name-asian="Corbel" style:font-size-asian="12pt" style:font-weight-asian="bold" style:font-name-complex="Corbel" style:font-size-complex="12pt" style:font-weight-complex="bold"/>
    </style:style>
    <style:style style:name="P12" style:family="paragraph" style:parent-style-name="Standard">
      <style:paragraph-properties fo:text-align="start" style:justify-single-word="false" style:text-autospace="none"/>
      <style:text-properties fo:color="#000000" style:font-name="Corbel1" fo:font-size="12pt" fo:font-weight="bold" style:font-name-asian="Corbel" style:font-size-asian="12pt" style:font-weight-asian="bold" style:font-name-complex="Corbel" style:font-size-complex="12pt" style:font-weight-complex="bold"/>
    </style:style>
    <style:style style:name="P13" style:family="paragraph" style:parent-style-name="Standard">
      <style:paragraph-properties fo:text-align="start" style:justify-single-word="false" style:text-autospace="none"/>
      <style:text-properties fo:color="#000000" style:font-name="Corbel1" fo:font-size="12pt" fo:font-weight="normal" style:font-name-asian="Corbel" style:font-size-asian="12pt" style:font-weight-asian="normal" style:font-name-complex="Corbel" style:font-size-complex="12pt" style:font-weight-complex="normal"/>
    </style:style>
    <style:style style:name="P14" style:family="paragraph" style:parent-style-name="Standard">
      <style:paragraph-properties style:text-autospace="none"/>
      <style:text-properties fo:color="#595959" style:font-name="Corbel" fo:font-size="12pt" fo:font-weight="bold" style:font-name-asian="Corbel" style:font-size-asian="12pt" style:font-weight-asian="bold" style:font-name-complex="Corbel" style:font-size-complex="12pt" style:font-weight-complex="bold"/>
    </style:style>
    <style:style style:name="P15" style:family="paragraph" style:parent-style-name="Standard">
      <style:paragraph-properties style:text-autospace="none"/>
      <style:text-properties fo:color="#595959" style:font-name="Corbel" fo:font-size="12pt" fo:font-weight="normal" style:font-name-asian="Corbel" style:font-size-asian="12pt" style:font-weight-asian="normal" style:font-name-complex="Corbel" style:font-size-complex="12pt" style:font-weight-complex="normal"/>
    </style:style>
    <style:style style:name="P16" style:family="paragraph" style:parent-style-name="Standard">
      <style:paragraph-properties fo:text-align="start" style:justify-single-word="false" style:text-autospace="none"/>
    </style:style>
    <style:style style:name="P17" style:family="paragraph" style:parent-style-name="Text_20_body">
      <style:paragraph-properties style:text-autospace="none"/>
      <style:text-properties fo:font-variant="normal" fo:text-transform="none" fo:color="#000000" style:text-line-through-style="none" style:font-name="Trebuchet MS" fo:font-size="9.75pt" fo:font-style="normal" style:text-underline-style="none" fo:font-weight="normal" style:text-blinking="false" fo:background-color="transparent" style:font-name-asian="Corbel" style:font-size-asian="12pt" style:font-weight-asian="normal" style:font-name-complex="Corbel" style:font-size-complex="12pt" style:font-weight-complex="normal"/>
    </style:style>
    <style:style style:name="P18" style:family="paragraph" style:parent-style-name="Text_20_body">
      <style:paragraph-properties fo:text-align="start" style:justify-single-word="false" style:text-autospace="none"/>
      <style:text-properties fo:font-variant="normal" fo:text-transform="none" fo:color="#000000" style:text-line-through-style="none" style:font-name="Trebuchet MS" fo:font-size="9.75pt" fo:font-style="normal" style:text-underline-style="none" fo:font-weight="normal" style:text-blinking="false" fo:background-color="transparent" style:font-name-asian="Corbel" style:font-size-asian="12pt" style:font-weight-asian="bold" style:font-name-complex="Corbel" style:font-size-complex="12pt" style:font-weight-complex="bold"/>
    </style:style>
    <style:style style:name="P19" style:family="paragraph" style:parent-style-name="Text_20_body">
      <style:paragraph-properties fo:text-align="start" style:justify-single-word="false" style:text-autospace="none"/>
      <style:text-properties fo:font-variant="normal" fo:text-transform="none" fo:color="#000000" style:text-line-through-style="none" style:font-name="Corbel1" fo:font-size="12pt" fo:font-style="normal" style:text-underline-style="none" fo:font-weight="normal" style:text-blinking="false" fo:background-color="transparent" style:font-name-asian="Corbel" style:font-size-asian="12pt" style:font-weight-asian="normal" style:font-name-complex="Corbel" style:font-size-complex="12pt" style:font-weight-complex="normal"/>
    </style:style>
    <style:style style:name="P20" style:family="paragraph" style:parent-style-name="Text_20_body">
      <style:paragraph-properties fo:text-align="start" style:justify-single-word="false" style:text-autospace="none"/>
      <style:text-properties fo:font-variant="normal" fo:text-transform="none" fo:color="#000000" style:text-line-through-style="none" style:font-name="Corbel1"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Text_20_body">
      <style:text-properties fo:color="#000000"/>
    </style:style>
    <style:style style:name="P22" style:family="paragraph" style:parent-style-name="Text_20_body">
      <style:text-properties fo:color="#000000" style:font-name="Corbel1" fo:font-size="12pt" fo:font-weight="normal" style:font-size-asian="12pt" style:font-weight-asian="normal" style:font-size-complex="12pt" style:font-weight-complex="normal"/>
    </style:style>
    <style:style style:name="P23" style:family="paragraph" style:parent-style-name="Text_20_body">
      <style:paragraph-properties style:text-autospace="none"/>
      <style:text-properties fo:color="#000000" style:font-name="Corbel1" fo:font-size="12pt" fo:font-weight="normal" style:font-name-asian="Corbel" style:font-size-asian="12pt" style:font-weight-asian="bold" style:font-name-complex="Corbel" style:font-size-complex="12pt" style:font-weight-complex="bold"/>
    </style:style>
    <style:style style:name="P24" style:family="paragraph" style:parent-style-name="Text_20_body">
      <style:paragraph-properties style:text-autospace="none"/>
      <style:text-properties fo:color="#000000" style:font-name="Corbel" fo:font-size="12pt" fo:font-weight="normal" style:font-name-asian="Corbel" style:font-size-asian="12pt" style:font-weight-asian="bold" style:font-name-complex="Corbel" style:font-size-complex="12pt" style:font-weight-complex="bold"/>
    </style:style>
    <style:style style:name="P25" style:family="paragraph" style:parent-style-name="Text_20_body">
      <style:paragraph-properties fo:margin-top="0cm" fo:margin-bottom="0cm" fo:line-height="114%" style:writing-mode="lr-tb"/>
      <style:text-properties fo:font-variant="normal" fo:text-transform="none" fo:color="#000000" style:text-line-through-style="none" style:font-name="Corbel1" fo:font-size="12pt" fo:font-style="normal" style:text-underline-style="none" fo:font-weight="normal" style:text-blinking="false" fo:background-color="transparent" style:font-size-asian="12pt" style:font-weight-asian="normal" style:font-size-complex="12pt" style:font-weight-complex="normal"/>
    </style:style>
    <style:style style:name="P26" style:family="paragraph" style:parent-style-name="Text_20_body">
      <style:paragraph-properties fo:margin-top="0cm" fo:margin-bottom="0cm" fo:line-height="114%" style:writing-mode="lr-tb"/>
      <style:text-properties fo:font-weight="normal"/>
    </style:style>
    <style:style style:name="P27" style:family="paragraph" style:parent-style-name="Text_20_body">
      <style:paragraph-properties fo:margin-top="0cm" fo:margin-bottom="0cm" fo:line-height="114%" style:writing-mode="lr-tb"/>
      <style:text-properties style:font-name="Corbel1" fo:font-size="12pt" fo:font-weight="normal" style:font-size-asian="12pt" style:font-weight-asian="normal" style:font-size-complex="12pt" style:font-weight-complex="normal"/>
    </style:style>
    <style:style style:name="P28" style:family="paragraph" style:parent-style-name="Text_20_body">
      <style:paragraph-properties fo:margin-left="0.388cm" fo:margin-right="0cm" fo:margin-top="0cm" fo:margin-bottom="0cm" fo:line-height="114%" fo:text-indent="-0.388cm" style:auto-text-indent="false" style:writing-mode="lr-tb"/>
      <style:text-properties fo:color="#000000" fo:font-weight="normal"/>
    </style:style>
    <style:style style:name="P29" style:family="paragraph" style:parent-style-name="Text_20_body">
      <style:paragraph-properties fo:margin-left="0.388cm" fo:margin-right="0cm" fo:margin-top="0cm" fo:margin-bottom="0cm" fo:line-height="114%" fo:text-indent="-0.388cm" style:auto-text-indent="false" style:writing-mode="lr-tb"/>
      <style:text-properties fo:font-weight="normal"/>
    </style:style>
    <style:style style:name="P30" style:family="paragraph" style:parent-style-name="Text_20_body">
      <style:paragraph-properties fo:margin-left="0.388cm" fo:margin-right="0cm" fo:margin-top="0cm" fo:margin-bottom="0cm" fo:line-height="114%" fo:text-align="justify" style:justify-single-word="false" fo:text-indent="-0.388cm" style:auto-text-indent="false" style:writing-mode="lr-tb"/>
      <style:text-properties fo:font-weight="normal"/>
    </style:style>
    <style:style style:name="P31" style:family="paragraph" style:parent-style-name="Text_20_body">
      <style:paragraph-properties fo:margin-left="0.388cm" fo:margin-right="0cm" fo:margin-top="0cm" fo:margin-bottom="0cm" fo:line-height="114%" fo:text-align="justify" style:justify-single-word="false" fo:text-indent="-0.388cm" style:auto-text-indent="false" style:writing-mode="lr-tb"/>
      <style:text-properties fo:font-variant="normal" fo:text-transform="none" fo:color="#000000" style:text-line-through-style="none" style:font-name="Trebuchet MS" fo:font-size="9.75pt" fo:font-style="normal" style:text-underline-style="none" fo:font-weight="normal" style:text-blinking="false" fo:background-color="#ffffff"/>
    </style:style>
    <style:style style:name="P32" style:family="paragraph" style:parent-style-name="Text_20_body">
      <style:paragraph-properties fo:margin-left="0.388cm" fo:margin-right="0cm" fo:margin-top="0cm" fo:margin-bottom="0cm" fo:line-height="114%" fo:text-align="justify" style:justify-single-word="false" fo:text-indent="-0.388cm" style:auto-text-indent="false" style:writing-mode="lr-tb"/>
      <style:text-properties fo:font-variant="normal" fo:text-transform="none" fo:color="#000000" style:text-line-through-style="none" style:text-underline-style="none" style:text-blinking="false" fo:background-color="#ffffff"/>
    </style:style>
    <style:style style:name="P33" style:family="paragraph" style:parent-style-name="Text_20_body">
      <style:paragraph-properties fo:margin-left="0.388cm" fo:margin-right="0cm" fo:margin-top="0cm" fo:margin-bottom="0cm" fo:line-height="114%" fo:text-align="justify" style:justify-single-word="false" fo:text-indent="-0.388cm" style:auto-text-indent="false" style:writing-mode="lr-tb"/>
    </style:style>
    <style:style style:name="P34" style:family="paragraph" style:parent-style-name="Text_20_body">
      <style:paragraph-properties fo:margin-left="0cm" fo:margin-right="0cm" fo:margin-top="0cm" fo:margin-bottom="0cm" fo:line-height="114%" fo:text-align="justify" style:justify-single-word="false" fo:text-indent="0cm" style:auto-text-indent="false" style:writing-mode="lr-tb"/>
      <style:text-properties fo:font-variant="normal" fo:text-transform="none" fo:color="#000000" style:text-line-through-style="none" style:font-name="Trebuchet MS" fo:font-size="9.75pt" fo:font-style="normal" style:text-underline-style="none" fo:font-weight="bold" style:text-blinking="false" fo:background-color="#ffffff"/>
    </style:style>
    <style:style style:name="P35" style:family="paragraph" style:parent-style-name="Text_20_body">
      <style:paragraph-properties fo:margin-left="0cm" fo:margin-right="0cm" fo:margin-top="0cm" fo:margin-bottom="0cm" fo:line-height="114%" fo:text-align="justify" style:justify-single-word="false" fo:text-indent="0cm" style:auto-text-indent="false" style:writing-mode="lr-tb"/>
      <style:text-properties fo:font-variant="normal" fo:text-transform="none" fo:color="#000000" style:text-line-through-style="none" style:font-name="Trebuchet MS" fo:font-size="9.75pt" fo:font-style="normal" style:text-underline-style="none" fo:font-weight="normal" style:text-blinking="false" fo:background-color="#ffffff"/>
    </style:style>
    <style:style style:name="P36" style:family="paragraph" style:parent-style-name="Standard">
      <style:paragraph-properties fo:text-align="start" style:justify-single-word="false" style:text-autospace="none"/>
      <style:text-properties fo:color="#000000" style:font-name="Corbel" fo:font-size="12pt" fo:font-weight="normal" style:font-name-asian="Corbel" style:font-size-asian="12pt" style:font-weight-asian="normal" style:font-name-complex="Corbel" style:font-size-complex="12pt" style:font-weight-complex="normal"/>
    </style:style>
    <style:style style:name="P37" style:family="paragraph" style:parent-style-name="Standard">
      <style:paragraph-properties style:text-autospace="none"/>
      <style:text-properties fo:color="#000000" style:font-name="Corbel" fo:font-size="12pt" fo:font-weight="normal" style:font-name-asian="Corbel" style:font-size-asian="12pt" style:font-weight-asian="normal" style:font-name-complex="Corbel" style:font-size-complex="12pt" style:font-weight-complex="normal"/>
    </style:style>
    <style:style style:name="P38" style:family="paragraph" style:parent-style-name="Standard">
      <style:paragraph-properties style:text-autospace="none"/>
      <style:text-properties fo:color="#000000" style:font-name="Corbel" fo:font-size="12pt" fo:font-weight="bold" style:font-name-asian="Corbel" style:font-size-asian="12pt" style:font-weight-asian="bold" style:font-name-complex="Corbel" style:font-size-complex="12pt" style:font-weight-complex="bold"/>
    </style:style>
    <style:style style:name="P39" style:family="paragraph" style:parent-style-name="Standard">
      <style:paragraph-properties fo:text-align="start" style:justify-single-word="false" style:text-autospace="none"/>
      <style:text-properties fo:color="#ff0000" style:font-name="Corbel1" fo:font-size="12pt" fo:font-weight="bold" style:font-name-asian="Corbel" style:font-size-asian="12pt" style:font-weight-asian="bold" style:font-name-complex="Corbel" style:font-size-complex="12pt" style:font-weight-complex="bold"/>
    </style:style>
    <style:style style:name="P40" style:family="paragraph" style:parent-style-name="Standard">
      <style:paragraph-properties fo:text-align="start" style:justify-single-word="false" style:text-autospace="none"/>
      <style:text-properties fo:color="#ff0000" style:font-name="Corbel1" fo:font-size="12pt" fo:font-weight="normal" style:font-name-asian="Corbel" style:font-size-asian="12pt" style:font-weight-asian="normal" style:font-name-complex="Corbel" style:font-size-complex="12pt" style:font-weight-complex="normal"/>
    </style:style>
    <style:style style:name="P41" style:family="paragraph" style:parent-style-name="Standard">
      <style:paragraph-properties fo:text-align="start" style:justify-single-word="false" style:text-autospace="none"/>
      <style:text-properties fo:color="#ff0000" style:font-name="Corbel" fo:font-size="12pt" fo:font-weight="bold" style:font-name-asian="Corbel" style:font-size-asian="12pt" style:font-weight-asian="bold" style:font-name-complex="Corbel" style:font-size-complex="12pt" style:font-weight-complex="bold"/>
    </style:style>
    <style:style style:name="P42" style:family="paragraph" style:parent-style-name="Standard">
      <style:paragraph-properties style:text-autospace="none"/>
      <style:text-properties fo:color="#ff0000" style:font-name="Corbel" fo:font-size="12pt" fo:font-weight="bold" style:font-name-asian="Corbel" style:font-size-asian="12pt" style:font-weight-asian="bold" style:font-name-complex="Corbel" style:font-size-complex="12pt" style:font-weight-complex="bold"/>
    </style:style>
    <style:style style:name="P43" style:family="paragraph" style:parent-style-name="Text_20_body">
      <style:paragraph-properties fo:text-align="start" style:justify-single-word="false" style:text-autospace="none"/>
      <style:text-properties fo:font-variant="normal" fo:text-transform="none" fo:color="#ff0000" style:font-name="Trebuchet MS" fo:font-size="9.75pt" fo:font-style="normal" style:text-underline-style="solid" style:text-underline-width="auto" style:text-underline-color="font-color" fo:font-weight="normal" fo:background-color="transparent" style:font-name-asian="Corbel" style:font-size-asian="12pt" style:font-weight-asian="normal" style:font-name-complex="Corbel" style:font-size-complex="12pt" style:font-weight-complex="normal"/>
    </style:style>
    <style:style style:name="P44" style:family="paragraph" style:parent-style-name="Text_20_body">
      <style:paragraph-properties style:text-autospace="none"/>
      <style:text-properties fo:font-variant="normal" fo:text-transform="none" fo:color="#ff0000" style:text-line-through-style="none" style:font-name="Trebuchet MS" fo:font-size="9.75pt" fo:font-style="normal" style:text-underline-style="none" fo:font-weight="normal" style:text-blinking="false" fo:background-color="transparent" style:font-name-asian="Corbel" style:font-size-asian="12pt" style:font-weight-asian="bold" style:font-name-complex="Corbel" style:font-size-complex="12pt" style:font-weight-complex="bold"/>
    </style:style>
    <style:style style:name="P45" style:family="paragraph" style:parent-style-name="Text_20_body">
      <style:text-properties fo:color="#ff0000"/>
    </style:style>
    <style:style style:name="P46" style:family="paragraph" style:parent-style-name="Text_20_body" style:list-style-name="L1">
      <style:text-properties fo:color="#ff0000"/>
    </style:style>
    <style:style style:name="P47" style:family="paragraph" style:parent-style-name="Text_20_body">
      <style:text-properties fo:color="#ff0000" style:font-name="Corbel1"/>
    </style:style>
    <style:style style:name="P48" style:family="paragraph" style:parent-style-name="Text_20_body">
      <style:paragraph-properties style:text-autospace="none"/>
      <style:text-properties fo:color="#ff0000" style:font-name="Corbel" fo:font-size="12pt" fo:font-weight="normal" style:font-name-asian="Corbel" style:font-size-asian="12pt" style:font-weight-asian="bold" style:font-name-complex="Corbel" style:font-size-complex="12pt" style:font-weight-complex="bold"/>
    </style:style>
    <style:style style:name="P49" style:family="paragraph" style:parent-style-name="Text_20_body">
      <style:paragraph-properties fo:margin-left="0.811cm" fo:margin-right="0cm" fo:margin-top="0cm" fo:margin-bottom="0cm" fo:line-height="114%" fo:text-indent="-0.388cm" style:auto-text-indent="false" style:writing-mode="lr-tb"/>
      <style:text-properties fo:color="#ff0000" fo:font-weight="normal"/>
    </style:style>
    <style:style style:name="P50" style:family="paragraph" style:parent-style-name="Text_20_body">
      <style:paragraph-properties fo:margin-left="0.388cm" fo:margin-right="0cm" fo:margin-top="0cm" fo:margin-bottom="0cm" fo:line-height="114%" fo:text-indent="0cm" style:auto-text-indent="false" style:writing-mode="lr-tb"/>
      <style:text-properties fo:font-variant="normal" fo:text-transform="none" fo:color="#ff0000" style:font-name="Trebuchet MS" fo:font-size="9.75pt" fo:font-style="normal" style:text-underline-style="solid" style:text-underline-width="auto" style:text-underline-color="font-color" fo:font-weight="normal" fo:background-color="transparent"/>
    </style:style>
    <style:style style:name="P51" style:family="paragraph" style:parent-style-name="Text_20_body">
      <style:paragraph-properties fo:margin-top="0cm" fo:margin-bottom="0cm" fo:line-height="114%" style:writing-mode="lr-tb"/>
      <style:text-properties fo:font-variant="normal" fo:text-transform="none" fo:color="#ff0000" style:text-line-through-style="none" style:font-name="Trebuchet MS" fo:font-size="9.75pt" fo:font-style="normal" style:text-underline-style="none" fo:font-weight="normal" style:text-blinking="false" fo:background-color="transparent"/>
    </style:style>
    <style:style style:name="P52" style:family="paragraph" style:parent-style-name="Text_20_body">
      <style:paragraph-properties fo:margin-top="0cm" fo:margin-bottom="0cm" fo:line-height="114%" style:writing-mode="lr-tb"/>
      <style:text-properties fo:font-variant="normal" fo:text-transform="none" fo:color="#ff0000" style:text-line-through-style="none" style:font-name="Trebuchet MS" fo:font-size="9.75pt" fo:font-style="normal" style:text-underline-style="none" fo:font-weight="bold" style:text-blinking="false" fo:background-color="transparent"/>
    </style:style>
    <style:style style:name="P53" style:family="paragraph" style:parent-style-name="Text_20_body">
      <style:paragraph-properties fo:margin-top="0cm" fo:margin-bottom="0cm" fo:line-height="114%" style:writing-mode="lr-tb"/>
      <style:text-properties fo:color="#ff0000" fo:font-weight="normal"/>
    </style:style>
    <style:style style:name="P54" style:family="paragraph" style:parent-style-name="Text_20_body">
      <style:paragraph-properties fo:margin-left="0.388cm" fo:margin-right="0cm" fo:margin-top="0cm" fo:margin-bottom="0cm" fo:line-height="114%" fo:text-indent="-0.388cm" style:auto-text-indent="false" style:writing-mode="lr-tb"/>
      <style:text-properties fo:color="#ff0000" fo:font-weight="normal"/>
    </style:style>
    <style:style style:name="T1" style:family="text">
      <style:text-properties fo:font-style="italic" style:font-style-asian="italic" style:font-style-complex="italic"/>
    </style:style>
    <style:style style:name="T2" style:family="text">
      <style:text-properties fo:font-style="italic" style:font-name-asian="Corbel-Italic" style:font-style-asian="italic" style:font-name-complex="Corbel-Italic" style:font-style-complex="italic"/>
    </style:style>
    <style:style style:name="T3"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4" style:family="text">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Verdana" fo:font-size="9.75pt" fo:font-style="normal" style:text-underline-style="none" style:text-blinking="false" fo:background-color="transparent"/>
    </style:style>
    <style:style style:name="T6" style:family="text">
      <style:text-properties fo:font-variant="normal" fo:text-transform="none" fo:color="#000000" style:text-line-through-style="none" style:font-name="Trebuchet MS" fo:font-size="9.7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Trebuchet MS" fo:font-size="9.75pt" fo:font-style="normal" style:text-underline-style="none" style:text-blinking="false" fo:background-color="transparent"/>
    </style:style>
    <style:style style:name="T8" style:family="text">
      <style:text-properties fo:font-variant="normal" fo:text-transform="none" fo:color="#000000" style:text-line-through-style="none" style:font-name="Trebuchet MS" fo:font-size="9.75pt" fo:font-style="normal" style:text-underline-style="none" style:text-blinking="false" fo:background-color="#ffffff"/>
    </style:style>
    <style:style style:name="T9" style:family="text">
      <style:text-properties fo:font-variant="normal" fo:text-transform="none" fo:color="#000000" style:text-line-through-style="none" style:font-name="Trebuchet MS" fo:font-size="9.75pt" fo:font-style="normal" style:text-underline-style="none" fo:font-weight="bold" style:text-blinking="false" fo:background-color="transparent"/>
    </style:style>
    <style:style style:name="T10" style:family="text">
      <style:text-properties fo:font-variant="normal" fo:text-transform="none" fo:color="#000000" style:text-line-through-style="none" style:font-name="Trebuchet MS" fo:font-size="9.75pt" fo:font-style="normal" style:text-underline-style="none" fo:font-weight="bold" style:text-blinking="false" fo:background-color="#ffffff"/>
    </style:style>
    <style:style style:name="T11" style:family="text">
      <style:text-properties fo:font-variant="normal" fo:text-transform="none" fo:color="#000000" style:text-line-through-style="none" style:font-name="Trebuchet MS" fo:font-size="9.75pt" fo:font-style="italic" style:text-underline-style="none" style:text-blinking="false" fo:background-color="transparent"/>
    </style:style>
    <style:style style:name="T12" style:family="text">
      <style:text-properties fo:font-variant="normal" fo:text-transform="none" fo:color="#000000" style:text-line-through-style="none" style:font-name="Trebuchet MS" fo:font-size="9.75pt" fo:font-style="italic" style:text-underline-style="none" fo:font-weight="normal" style:text-blinking="false" fo:background-color="transparent" style:font-style-asian="italic" style:font-style-complex="italic"/>
    </style:style>
    <style:style style:name="T13" style:family="text">
      <style:text-properties fo:font-variant="normal" fo:text-transform="none" fo:color="#000000" style:text-line-through-style="none" fo:font-style="normal" style:text-underline-style="none" style:text-blinking="false" fo:background-color="transparent"/>
    </style:style>
    <style:style style:name="T14" style:family="text">
      <style:text-properties fo:font-variant="normal" fo:text-transform="none" fo:color="#000000" style:text-line-through-style="none" style:text-underline-style="none" style:text-blinking="false" fo:background-color="transparent"/>
    </style:style>
    <style:style style:name="T15" style:family="text">
      <style:text-properties fo:font-variant="normal" fo:text-transform="none" fo:color="#000000" style:text-line-through-style="none" style:text-underline-style="none" style:text-blinking="false" fo:background-color="#ffffff"/>
    </style:style>
    <style:style style:name="T16" style:family="text">
      <style:text-properties fo:font-variant="normal" fo:text-transform="none" fo:color="#000000" style:text-line-through-style="none" style:font-name="Arial1" fo:font-size="9.75pt" fo:font-style="normal" style:text-underline-style="none" style:text-blinking="false" fo:background-color="transparent"/>
    </style:style>
    <style:style style:name="T17" style:family="text">
      <style:text-properties fo:font-variant="normal" fo:text-transform="none" fo:color="#000000" style:font-name="Trebuchet MS" fo:font-size="9.75pt" fo:font-style="normal" style:text-underline-style="solid" style:text-underline-width="auto" style:text-underline-color="font-color" fo:background-color="#ffffff"/>
    </style:style>
    <style:style style:name="T18" style:family="text">
      <style:text-properties fo:font-variant="normal" fo:text-transform="none" fo:color="#000000" style:font-name="Trebuchet MS" fo:font-size="9.75pt" fo:font-style="normal" style:text-underline-style="solid" style:text-underline-width="auto" style:text-underline-color="font-color" fo:font-weight="normal" fo:background-color="#ffffff"/>
    </style:style>
    <style:style style:name="T19" style:family="text">
      <style:text-properties fo:font-variant="normal" fo:text-transform="none" style:text-line-through-style="none" fo:font-style="normal" style:text-underline-style="none" style:text-blinking="false" fo:background-color="transparent"/>
    </style:style>
    <style:style style:name="T20" style:family="text">
      <style:text-properties fo:font-variant="normal" fo:text-transform="none" style:text-line-through-style="none" style:font-name="Verdana" fo:font-size="9.75pt" fo:font-style="normal" style:text-underline-style="none" style:text-blinking="false" fo:background-color="transparent"/>
    </style:style>
    <style:style style:name="T21" style:family="text">
      <style:text-properties fo:font-variant="normal" fo:text-transform="none" style:text-line-through-style="none" style:font-name="Verdana" fo:font-size="9.75pt" fo:font-style="normal" style:text-underline-style="none" fo:font-weight="normal" style:text-blinking="false" fo:background-color="transparent"/>
    </style:style>
    <style:style style:name="T22" style:family="text">
      <style:text-properties fo:font-variant="normal" fo:text-transform="none" style:text-line-through-style="none" style:font-name="Trebuchet MS" fo:font-size="9.75pt" fo:font-style="normal" style:text-underline-style="none" fo:font-weight="bold" style:text-blinking="false" fo:background-color="transparent"/>
    </style:style>
    <style:style style:name="T23" style:family="text">
      <style:text-properties fo:font-variant="normal" fo:text-transform="none" style:text-line-through-style="none" style:font-name="Trebuchet MS" fo:font-size="9.75pt" fo:font-style="normal" style:text-underline-style="none" style:text-blinking="false" fo:background-color="transparent"/>
    </style:style>
    <style:style style:name="T24" style:family="text">
      <style:text-properties fo:font-variant="normal" fo:text-transform="none" style:text-line-through-style="none" style:font-name="Trebuchet MS" fo:font-size="9.75pt" fo:font-style="normal" style:text-underline-style="none" fo:font-weight="normal" style:text-blinking="false" fo:background-color="transparent"/>
    </style:style>
    <style:style style:name="T25" style:family="text">
      <style:text-properties fo:font-variant="normal" fo:text-transform="none" style:text-line-through-style="none" style:font-name="Trebuchet MS" fo:font-size="9.75pt" fo:font-style="italic" style:text-underline-style="none" style:text-blinking="false" fo:background-color="transparent"/>
    </style:style>
    <style:style style:name="T26" style:family="text">
      <style:text-properties fo:font-variant="normal" fo:text-transform="none" style:text-line-through-style="none" style:text-underline-style="none" style:text-blinking="false" fo:background-color="transparent"/>
    </style:style>
    <style:style style:name="T27" style:family="text">
      <style:text-properties style:text-underline-style="none"/>
    </style:style>
    <style:style style:name="T28" style:family="text">
      <style:text-properties style:font-name="Corbel-Italic" fo:font-style="italic" style:font-name-asian="Corbel-Italic" style:font-style-asian="italic" style:font-name-complex="Corbel-Italic" style:font-style-complex="italic"/>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style:font-name="Trebuchet MS" fo:font-size="9.75pt" fo:font-style="normal" fo:font-weight="normal"/>
    </style:style>
    <style:style style:name="T32" style:family="text">
      <style:text-properties style:font-name-asian="Corbel" style:font-name-complex="Corbel"/>
    </style:style>
    <style:style style:name="T33" style:family="text">
      <style:text-properties fo:color="#000000" style:font-name="Corbel" fo:font-size="12pt" fo:font-weight="normal" style:font-name-asian="Corbel" style:font-size-asian="12pt" style:font-weight-asian="normal" style:font-name-complex="Corbe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itungsmanagement:</text:p>
      <text:p text:style-name="P1"/>
      <text:p text:style-name="P2">1.) Nach welchen vier Kriterien sind Zeitungen und Zeitschriften voneinander abzugrenzen?</text:p>
      <text:p text:style-name="P4">Nennen Sie diese und beschreiben Sie sie mit eigenen Worten.</text:p>
      <text:p text:style-name="P6">1.Aktualität</text:p>
      <text:p text:style-name="P6"><text:tab/><text:span text:style-name="T1">Je kürzer der Abstand zwischen Ereignis und Berichterstattung, desto aktueller. (Zeitungen <text:tab/>generell aktueller als Zeitschriften)</text:span></text:p>
      <text:p text:style-name="P6">2.Publizität</text:p>
      <text:p text:style-name="P16"><text:span text:style-name="T33"><text:tab/></text:span><text:bookmark text:name="docs-internal-guid-7ddbd9cd-de8a-7207-69da-ccfc765e40b2"/><text:span text:style-name="T12">Zugänglichkeit, Zeitschriften fast immer bezahlt, Zeitungen auch umsonst</text:span><text:span text:style-name="T1"> </text:span></text:p>
      <text:p text:style-name="P6">3.Universalität</text:p>
      <text:p text:style-name="P6"><text:tab/><text:span text:style-name="T1">Bezeichnet das Maß an zeitlicher und räumlicher Unveränderlichkeit, Generalisierbarkeit und <text:tab/>Objektivität von Information.</text:span></text:p>
      <text:p text:style-name="P6">4.Periodizität</text:p>
      <text:p text:style-name="P8"><text:tab/>Bezeichnet die Regelmäßigkeit von Neuerscheinungen. (Bsp. Wöchentlich, monatlich, <text:tab/>quartalsweise)</text:p>
      <text:p text:style-name="P4"/>
      <text:p text:style-name="P4">2.) Welches Produkt der Zeitungsbranche wird durch den Begriff „publizistischen Einheit“</text:p>
      <text:p text:style-name="P4">beschrieben? Finden Sie einen weiteren erklärenden Fachbegriff. Wie stehen „publizistische</text:p>
      <text:p text:style-name="P4">Einheiten“ mit Markteintrittsbarrieren im Zusammenhang?</text:p>
      <text:p text:style-name="P6">Publizistische Einheit:</text:p>
      <text:p text:style-name="P6"><text:tab/><text:span text:style-name="T1">Zeitungsgruppe in der die einzelnen Zeitungen den selben Mantelteil(Politik, Wirtschaft, <text:tab/>anderes überregionales) haben, aber verschiedene Zeitungstitel (Bsp. Merkur). Auch „Ein-<text:tab/>Zeitungs-Kreise“ genannt.</text:span></text:p>
      <text:p text:style-name="P8"><text:tab/>Sie bilden oft Monopole maximal Duopole.</text:p>
      <text:p text:style-name="P4"/>
      <text:p text:style-name="P4"/>
      <text:p text:style-name="P4">3.) Erklären Sie das Modell der Auflagen‐Anzeigen‐Spirale. Wo bilden sich Skaleneffekte</text:p>
      <text:p text:style-name="P4">bzw. wie sind diese begründet.</text:p>
      <text:p text:style-name="P6">Der „Gewinner“ des Qualitätswettbewerbs im Lesermarkt verkauft mehr und kann deswegen mehr produzieren. Hierbei tritt ein Skaleneffekt auf, aufgrund der <text:s/>Produktionskostendegression, welche dadurch entsteht, dass für mehr Auflagen nur zusätzliche Herstellungskosten aufkommen. Der daraus auch resultierende Auflagenvolumen-Vorteil hat ein erhöhtes Werbeeinnahmens-Potential, für die Zeitung/Zeitschrift, zur Folge (Der selbe Skaleneffekt). Der Kreis schließt sich, da durch die gesparten kosten, mehr Geld in die Qualität der Zeitung/Zeitschrift investiert werden kann.</text:p>
      <text:p text:style-name="P4"/>
      <text:p text:style-name="P4"/>
      <text:p text:style-name="P4">4.) Erklären Sie das Vier‐Stufen‐Modell zur Entwicklung eines Cross‐Medialen‐</text:p>
      <text:p text:style-name="P4">Unternehmens im Zeitungs‐ und Zeitschriften‐Management. Ist diese Entwicklung</text:p>
      <text:p text:style-name="P4">notwendig? Warum / warum nicht?</text:p>
      <text:p text:style-name="P6">1.“Einfache Content-Übertragung“Übertragung bestehender Inhalte in andere Medienkanäle (z.B. Artikel online stellen)</text:p>
      <text:p text:style-name="P6">2.“Costumizing bestehender Inhalte“ Erweiterung durch Medienspezifische Möglichkeiten. (z.B. Kommentarfunktion)</text:p>
      <text:p text:style-name="P6">3.“Erschließung neuer online Geschäftsfelder“</text:p>
      <text:p text:style-name="P6">4.“Integriertes Crossmedia-Unternehmen“ Vollständige Integration Crossmedialer Geschäftsbereiche(????????!!!!!)</text:p>
      <text:p text:style-name="P6">Ja ist sie, da Zeitungen in Papierform immer unbeliebter werden.</text:p>
      <text:p text:style-name="P4"/>
      <text:p text:style-name="P4"><text:soft-page-break/>5.) Welche Rolle spielt der Rechtemarkt für das Erlösmodell von Zeitungs‐ und</text:p>
      <text:p text:style-name="P4">Zeitschriftenverlage. Unterscheiden Sie die Rechtearten nach den Nutzern und grenzen Sie</text:p>
      <text:p text:style-name="P5">sie voneinander ab.</text:p>
      <text:p text:style-name="P17"><text:bookmark text:name="docs-internal-guid-7ddbd9cd-d846-5a6c-2aaa-814b460eef8c"/>Rechtenmarkt: Verkauf von Teilrechten für geographisch eingegrenzte Ausgaben</text:p>
      <text:p text:style-name="Text_20_body"><text:span text:style-name="T4">-   </text:span><text:span text:style-name="T6">Lizenzvergaben für bestimmte Länder</text:span> </text:p>
      <text:p text:style-name="P7"/>
      <text:p text:style-name="P7"/>
      <text:p text:style-name="P7"/>
      <text:p text:style-name="P10">Tv-Management</text:p>
      <text:p text:style-name="P10"/>
      <text:p text:style-name="P3">1.) Charakterisieren Sie die Marktstruktur des deutschen Fernsehens. Gehen Sie</text:p>
      <text:p text:style-name="P4">dabei auf die getroffenen Unterscheidungen sowie auf die Unterschiede in der</text:p>
      <text:p text:style-name="P4">Finanzierung derjenigen ein.</text:p>
      <text:p text:style-name="P6">Aufteilung in private free und ÖR Fernsehen und Pay TV. ÖR fast nur durch Beiträge finanziert. Restliches Fernsehen durch Zuschauer/WerbeMarkt finanziert. Private Free TV hauptsächlich durch Werbung. Pay TV direkt durch zuschauermarkt.</text:p>
      <text:p text:style-name="P4"/>
      <text:p text:style-name="P4"/>
      <text:p text:style-name="P4">2.) Beschreiben Sie die Wechselbeziehung zwischen den privaten Fernsehsendern</text:p>
      <text:p text:style-name="P4">und den Werbetreibenden. Welche Auswirkungen können sich daraus ergeben?</text:p>
      <text:p text:style-name="P6">Fernsehen = Wichtigstes Medium am Werbemarkt.<text:line-break/>Werbung = Hauptfinanzierungsmittel der privaten Sender.</text:p>
      <text:p text:style-name="P6">Auswirkungen: ???</text:p>
      <text:p text:style-name="P4"/>
      <text:p text:style-name="P4"/>
      <text:p text:style-name="P4">3.) Was kennzeichnet die publizistische Marktkonzentration am deutschen</text:p>
      <text:p text:style-name="P5">Fernsehmarkt (relativ und absolut)? Warum wird darin unterscheiden?</text:p>
      <text:p text:style-name="P7">Hohe Anzahl kleiner Einzelsender → geringe absolute pub. M.k.<text:line-break/>5 große dominierende Sendeanstalten → hohe relative pub. M.k.</text:p>
      <text:p text:style-name="P7">Mehr konzentration → weniger „Gedanken“</text:p>
      <text:p text:style-name="P7"/>
      <text:p text:style-name="P7"/>
      <text:p text:style-name="P10">Musikmanagement:<text:line-break/></text:p>
      <text:p text:style-name="P5">1.) Was sind die Aufgaben von Rechteverwertungsgesellschaften in der</text:p>
      <text:p text:style-name="P4">Musikbranche?</text:p>
      <text:p text:style-name="P6">Rechteverwertungsgesellschaften/‐verwaltungsgesellschaften übernehmen</text:p>
      <text:p text:style-name="P9">kommissarisch das kollektive Inkasso für viele Autoren und Musikverlage (= verwalten vertretend die Einnahmen).</text:p>
      <text:p text:style-name="P4"/>
      <text:p text:style-name="P4">2.) Nennen Sie eine Rechteverwertungsgesellschaft. Welche drei Interessegruppen</text:p>
      <text:p text:style-name="P4">werden durch sie vertreten und wo liegen die Haupteinnahmequellen?</text:p>
      <text:p text:style-name="P6">GEMA:<text:line-break/>Interessensgruppen: Urheber, Verleger, Rechtsnachfolger</text:p>
      <text:p text:style-name="P6">Haupteinnahmequellen: Rechte für Auf-/Vorführung, Wiedergabe in Hörfunk und Fernsehen, Vervielfältigung, Vermietung/Verleih.</text:p>
      <text:p text:style-name="P4"/>
      <text:p text:style-name="P4"/>
      <text:p text:style-name="P4"><text:soft-page-break/></text:p>
      <text:p text:style-name="P4"/>
      <text:p text:style-name="P4">3.) Beschreiben Sie das Erlösmodell von Musikverlagen ‐ erläutern Sie die</text:p>
      <text:p text:style-name="P5">verschiedenen Erlösformen.</text:p>
      <text:p text:style-name="P7">RechteMarkt: Handel mit Rechten+ Verwertung und Lizenzierung von Rechten an Musikstücken an Dritte</text:p>
      <text:p text:style-name="P7">Staat: Indirekte Subventionen durch geminderte Umsatzsteuer</text:p>
      <text:p text:style-name="P7">Rezipientenmarkt: Mediennutzung (Schallplatten, CDs, Musikzeitschriften)</text:p>
      <text:p text:style-name="P7">Werbemarkt: Werbung in Zeitschriften (???)</text:p>
      <text:p text:style-name="P7"/>
      <text:p text:style-name="P10">Buchmanagement:</text:p>
      <text:p text:style-name="P10"/>
      <text:p text:style-name="P3">1. Charakterisieren Sie den deutschen Buchmarkt mit eigenen Worten. Welchen</text:p>
      <text:p text:style-name="P4">Neuentwicklungen und Tendenzen sieht sich dieser gegenüber?</text:p>
      <text:p text:style-name="P6">Tendenz zum nicht Papier</text:p>
      <text:p text:style-name="P6">Sehr langsames Wachstum</text:p>
      <text:p text:style-name="P6">geringe publizistische aber hohe ökonomische konzentration (viele wettbewerber, aber die größten 100 erzeugen 85% des vermögens bei 22300 unternehmen)</text:p>
      <text:p text:style-name="P4"/>
      <text:p text:style-name="P4">2. Sie möchten mit <text:span text:style-name="T3">drei</text:span> Ihrer Kommilitonen einen Buchverlag aufbauen. Mit</text:p>
      <text:p text:style-name="P4">welchen Markteintrittsbarrieren müssen Sie sich auseinander setzen? Welche</text:p>
      <text:p text:style-name="P4">staatlichen Regularien Unterstützen Sie gesamtwirtschaftlich in Ihrem</text:p>
      <text:p text:style-name="P4">Vorhaben?</text:p>
      <text:p text:style-name="P6">Markteintrittsbarrieren:<text:line-break/><text:tab/>-Produktionskosten-Nachteil gegenüber großen Verlägen aufgrund von <text:tab/>Produktionskostendegression.</text:p>
      <text:p text:style-name="P6"><text:tab/>-Nicht vorhandener Vorteile der Quersubventionierung, Cross-Promotion und bereits <text:tab/>vorhandener verlagsinterner Vertriebsnetze</text:p>
      <text:p text:style-name="P6"><text:tab/>-Erfolgreiche Autoren sind oft vertraglich an Verläge gebunden.<text:tab/></text:p>
      <text:p text:style-name="P6"/>
      <text:p text:style-name="P6">Staatliche Regularien:</text:p>
      <text:p text:style-name="P6"><text:tab/>-Buchpreisbindung, wenn man keine zu hochwertige Literatur anbieten möchte</text:p>
      <text:p text:style-name="P4"/>
      <text:p text:style-name="P4">3. Beschreiben Sie zwei klassische Erlösmodelle des Buchverlagswesens? Welche</text:p>
      <text:p text:style-name="P5">Märkte werde damit in Anspruch genommen?</text:p>
      <text:p text:style-name="P24"><text:bookmark text:name="docs-internal-guid-7ddbd9cd-ddb9-ce54-0058-ee73aade1474"/><text:span text:style-name="T22">Rezipientenmarkt </text:span><text:span text:style-name="T23">(Buchclubgeschäft)</text:span></text:p>
      <text:p text:style-name="P29"><text:span text:style-name="T5">-   </text:span><text:span text:style-name="T7">Geschäft/Abonnement tritt erst dann ein, wenn nach einer bestimmten vertraglich vereinbarten Zeit keine Transaktion vom Kunden initiiert ist </text:span><text:span text:style-name="T16">à</text:span><text:span text:style-name="T14"> </text:span><text:span text:style-name="T7">es folgt „Zwangstransaktion“ durch Verlage</text:span></text:p>
      <text:p text:style-name="P29"><text:span text:style-name="T5">-   </text:span><text:span text:style-name="T7">Kosten: Produktabhängig (Wahl liegt beim Verlag)</text:span></text:p>
      <text:p text:style-name="P26"><text:span text:style-name="T9">Rechtemarkt </text:span><text:span text:style-name="T7">(geographisch eingegrenzte Buchausgaben/Film)</text:span></text:p>
      <text:p text:style-name="P29"><text:span text:style-name="T5">-   </text:span><text:span text:style-name="T7">Vergabe von Lizenzen an ausländische Verlage</text:span></text:p>
      <text:p text:style-name="P5"/>
      <text:p text:style-name="P5"/>
      <text:p text:style-name="P10">Computerspielbranche:</text:p>
      <text:p text:style-name="P10"/>
      <text:p text:style-name="P3">1.) Was zeichnet eine „Systembranche“ aus? Nennen Sie Merkmale und ein Beispiel</text:p>
      <text:p text:style-name="P4">für eine typische Systembranche. Worin liegen die Vor‐ und die Nachteile einer</text:p>
      <text:p text:style-name="P4">solchen Branche?</text:p>
      <text:p text:style-name="P6"><text:soft-page-break/>Die Produkte einer Systembranche sind nur durch Kombination der einzelnen Systemkomponenten nutzbar. Meistens Hardware und hardwarebezogene Software.</text:p>
      <text:p text:style-name="P6">(z.B. Xbox + Xbox-spezifische Spiele).</text:p>
      <text:p text:style-name="P6">Vorteil hierbei ist die Käuferbindung, welche nach dem Kauf einer Systemkomponenten das Geschäft durch andere Systemkomponenten erweitert.</text:p>
      <text:p text:style-name="P6">Nachteil ist, dass dadurch eine Schwierigkeit im Anwerben neuer Kunden entsteht, bzw. im Abwerben der Kunden von anderen Systemen.</text:p>
      <text:p text:style-name="P4"/>
      <text:p text:style-name="P4">2.) Welche Erlösformen können in der Computerspielbranche generiert werden?</text:p>
      <text:p text:style-name="P6">Rechtemarkt: <text:tab/><text:tab/>-Merchandising</text:p>
      <text:p text:style-name="P6">Werbemarkt:<text:tab/><text:tab/>-In Game Advertising</text:p>
      <text:p text:style-name="P6"><text:tab/><text:tab/><text:tab/>-Merchandising</text:p>
      <text:p text:style-name="P6">Rezipientenmarkt:<text:tab/>-Mediennutzung (transaktionsabhängig)<text:line-break/><text:tab/><text:tab/><text:tab/>-DLC</text:p>
      <text:p text:style-name="P6"><text:tab/><text:tab/><text:tab/>-F2P<text:line-break/><text:tab/><text:tab/><text:tab/>-P2P</text:p>
      <text:p text:style-name="P4"/>
      <text:p text:style-name="P4">3.) Charakterisieren Sie den Markt für Computerspiel‐Konsolen. Gehen Sie dabei auf</text:p>
      <text:p text:style-name="P4">Besonderheiten ein. Erklären Sie in diesem Zusammenhang die „Abwärtsspirale“</text:p>
      <text:p text:style-name="P5">bzw. „Aufwärtsspirale“.</text:p>
      <text:p text:style-name="P7">Am schnellsten wachsende Medienbranche. Aufgeteilt in Beschaffung, Entwicklung, Produktion und Distribution. Wichtigsten Teilmärkte für Spielehardware PC, Mobile, Konsolen, set-top-boxen. Konsolenmarkt abhängig von technischem fortschritt, haben einen langen lebenszyklus. Konsolenmarkt = ausgeglichen</text:p>
      <text:p text:style-name="P7">Aufwärtsspirale: Konsole hat Erfolg, viele Spiele werden gekauft → Geld für mehr Spiele → Kaufattraktivität wächst<text:line-break/>Abwärtsspirale: Konsole übersubentioniert, zu wenig Geld für spieleentwicklung → wenige spiele → marktattraktivität sinkt </text:p>
      <text:p text:style-name="P7"/>
      <text:p text:style-name="P10"/>
      <text:p text:style-name="P10">„FOLIEN“</text:p>
      <text:p text:style-name="P10"/>
      <text:p text:style-name="P5"><text:span text:style-name="T27">1.) Ab wann fanden Medien erstmals wissenschaftliche Berücksichtigung? Auf welches Medium stieß </text:span>als erstes das wissenschaftliche Interesse?</text:p>
      <text:p text:style-name="P19"><text:bookmark text:name="docs-internal-guid-7ddbd9cd-d88a-9109-ac9d-a77aaffb5a13"/>1920: erste Forschungsansätze und wissenschaftliche Betrachtungen</text:p>
      <text:p text:style-name="P25">1950: wirkliche Grundlagenforschung</text:p>
      <text:p text:style-name="P22"><text:span text:style-name="T19">- Zeitung, später Radio</text:span> </text:p>
      <text:p text:style-name="P4"/>
      <text:p text:style-name="P4">2.) Wie viele Medienarten werden unterschieden? Nennen und erläutern sie diese anhand je eines Beispiels.</text:p>
      <text:p text:style-name="P6">Primärmedien: Elementarkommunikation ohne Technikeinsatz (z.B. Sprache)</text:p>
      <text:p text:style-name="P6">Sekundärmedien: Einsatz von Technik auf der Produktionsseite (z.B. print)</text:p>
      <text:p text:style-name="P6">Tertiäre Medien: Einsatz von Technik auf beiden Seiten(z.B. Fernseher)</text:p>
      <text:p text:style-name="P6">Quartiäre Medien: komplett digitale Medien, computerbasiert(z.B. Internet)</text:p>
      <text:p text:style-name="P4"/>
      <text:p text:style-name="P4">3.) Warum ist das <text:span text:style-name="T28">Druckhaus Spandau </text:span>kein Medienunternehmen per Definition? Erläutern Sie Ihre Antwort anhand der Merkmale eines Medienunternehmens.</text:p>
      <text:p text:style-name="P18"><text:bookmark text:name="docs-internal-guid-7ddbd9cd-d89b-ceb7-38fd-971f49a75a89"/>Merkmale eines Medienunternehmens</text:p>
      <text:p text:style-name="P28"><text:soft-page-break/><text:span text:style-name="T20">-   </text:span><text:span text:style-name="T22">Erstellung: </text:span><text:span text:style-name="T23">eigener oder Bündelung femderstellter redaktioneller Inhalte</text:span></text:p>
      <text:p text:style-name="P28"><text:span text:style-name="T20">-   </text:span><text:span text:style-name="T22">Transformation:</text:span><text:span text:style-name="T26"> </text:span><text:span text:style-name="T23">dessen auf speicherfähige Trägermedien</text:span></text:p>
      <text:p text:style-name="P28"><text:span text:style-name="T20">-   </text:span><text:span text:style-name="T22">Distribution: </text:span><text:span text:style-name="T23">direkte oder indirekte Distribution dieser Inhalte</text:span></text:p>
      <text:p text:style-name="P21"><text:span text:style-name="T24">Bei Druckhaus Spandau keine Erstellung der Inhalte, nur Transformation und Distribution.</text:span> </text:p>
      <text:p text:style-name="P4"/>
      <text:p text:style-name="P4"/>
      <text:p text:style-name="P4">4.) Erklären Sie folgende Begriffe, deren Ziel und Folgen. Nennen Sie je ein Beispiel.</text:p>
      <text:p text:style-name="P4">‐ Preisdifferenzierung :<text:span text:style-name="T30"> Erreichen unterschiedl. Kundengruppen mithilfe von versch. Preisen</text:span></text:p>
      <text:p text:style-name="P4">‐ Bundling: <text:span text:style-name="T30">Teilleistungen zusammen in einem Angebotspaket → Marktintransparenz</text:span></text:p>
      <text:p text:style-name="P4">‐Versioning: <text:span text:style-name="T30">Gleiche Inhalte Gleichzeitig, unterschiedlich auf unterschiedlichen Kanälen <text:tab/></text:span><text:span text:style-name="T30"><text:tab/><text:tab/>dargestellt</text:span></text:p>
      <text:p text:style-name="P4">‐ Windowing: <text:span text:style-name="T30">Inhalte unverändert aufeinanderfolgend in verschiedenen Kanälen</text:span></text:p>
      <text:p text:style-name="P4"/>
      <text:p text:style-name="P4"/>
      <text:p text:style-name="P41">5.) Sie gründen einen kleines Medienunternehmen in Berlin. Skizzieren Sie dessen</text:p>
      <text:p text:style-name="P41">Wertschöpfungskette. Legen Sie dabei im Vorfeld Ihre Kernkompetenzen fest und gehen bei der</text:p>
      <text:p text:style-name="P42">Beschreibung auf die Begrifflichkeiten Core Assets und Kernkompetenz ein.</text:p>
      <text:p text:style-name="P44"><text:bookmark text:name="docs-internal-guid-7ddbd9cd-dee9-f771-911b-86ffa07c6aa1"/>Wertschöpfungskette am Beispiel Zeitungsverlage:</text:p>
      <text:p text:style-name="P51">a) Inhalte produzieren/beschaffen: Redaktion, Autoren, Nachrichtenagenturen</text:p>
      <text:p text:style-name="P51">b) Inhalte aufbereiten: Redaktion</text:p>
      <text:p text:style-name="P51">c) Inhalte zu Services/Produkten bündeln: Redaktion und Verlag</text:p>
      <text:p text:style-name="P51">d) Produkte/Services produzieren: Satz und Druck</text:p>
      <text:p text:style-name="P51">e) Produkte/Services vermarkten: Vertrieb</text:p>
      <text:p text:style-name="P52">Core Assets:</text:p>
      <text:p text:style-name="P54"><text:span text:style-name="T20">-   </text:span><text:span text:style-name="T23">materielle und immaterielle Vermögensgegenstände, die eine zentrale Rolle bei der Leistungserstellung und Leistungsvermarktung spielen (Bsp.: Unternehmensmarke)</text:span></text:p>
      <text:p text:style-name="P52">Kernkompetenzen:</text:p>
      <text:p text:style-name="P54"><text:span text:style-name="T20">-   </text:span><text:span text:style-name="T23">komplettieren die Core Assets</text:span></text:p>
      <text:p text:style-name="P54"><text:span text:style-name="T20">-   </text:span><text:span text:style-name="T23">sie bezeichnen die Kombinations-Fähigkeiten eines Unternehmens, seine Assets und Core Assets so zu kombinieren, dass ein Kundennutzen entsteht</text:span></text:p>
      <text:p text:style-name="P51">- Core Assets und Kernkompetenzen sind wichtig für den langfristigen Erfolg eines Medienunternehmens</text:p>
      <text:p text:style-name="Text_20_body"><text:line-break/></text:p>
      <text:p text:style-name="P14"/>
      <text:p text:style-name="P11">1.) Erläutern Sie die Begriffe <text:span text:style-name="T2">economies of scale </text:span>und <text:span text:style-name="T2">economies of scope </text:span>und</text:p>
      <text:p text:style-name="P12">nennen sie je ein medienspezifisches Beispiel.</text:p>
      <text:p text:style-name="P13">Economics of scale: Vorteile die Unternehmen als Nebeneffekt ihrer wachsenden Größe <text:s/>bekommen → Kostendegression beim Druck von Büchern</text:p>
      <text:p text:style-name="P13">Economics of scope: liegen vor, wenn es billiger ist zwei verschiedene Produkte zusammen zu produzieren als alleine.</text:p>
      <text:p text:style-name="P12"/>
      <text:p text:style-name="P39">2.) In welchen fünf Bereichen sollten Medienunternehmen Kernkompetenzen</text:p>
      <text:p text:style-name="P39">erwerben, besitzen oder weiterentwickeln, um mit Wettbewerbsvorteilen</text:p>
      <text:p text:style-name="P39">aufwarten zu können. Erklären Sie umfassend die Zusammenhänge.</text:p>
      <text:p text:style-name="P40">Content-Sourcing-Kompetenz: </text:p>
      <text:p text:style-name="P40"><text:tab/>Gewinnung von (spezialisierten) Autoren+Produzenten → Fähigkeit qual. Hochwertige <text:tab/>Inhalte zu generieren</text:p>
      <text:p text:style-name="P40">Content-Creation-Kompetenz</text:p>
      <text:p text:style-name="P40"><text:tab/>Subkompetenzen:</text:p>
      <text:p text:style-name="P40"><text:soft-page-break/><text:tab/><text:tab/>-Trends erkennen</text:p>
      <text:p text:style-name="P40"><text:tab/><text:tab/>-Inhalte veredeln</text:p>
      <text:p text:style-name="P40"><text:tab/>→ Soll Erfolg der Inhalte positiv beeinflussen</text:p>
      <text:p text:style-name="P40">Produktentwicklungskompetenz:</text:p>
      <text:p text:style-name="P40"><text:tab/>Fähigkeit hochwertige Produkte zu entwickeln, ihre Marktattraktivität zu beeinflussen und <text:tab/>ihre Refinanzierbarkeit zu beurteilen</text:p>
      <text:p text:style-name="P40"><text:tab/>Erfordert großes Wissen über entscheidendes Marktsegment (= Produktpolitik)</text:p>
      <text:p text:style-name="P40"/>
      <text:p text:style-name="P40"/>
      <text:p text:style-name="P40"/>
      <text:p text:style-name="P40">Distributionskompetenz</text:p>
      <text:p text:style-name="P43"><text:bookmark text:name="docs-internal-guid-7ddbd9cd-dd56-8a8a-4640-37865a5f6318"/>Promotions-Kompetenz</text:p>
      <text:p text:style-name="P49"><text:span text:style-name="T20">-   </text:span><text:span text:style-name="T23">bring bei Optimaler Anwendung: hohe </text:span><text:span text:style-name="T25">Aufmerksamkeit </text:span><text:span text:style-name="T23">für Produkte, Verbesserung der </text:span><text:span text:style-name="T25">Marktposition</text:span></text:p>
      <text:p text:style-name="P49"><text:span text:style-name="T20">-   </text:span><text:span text:style-name="T23">bei speziellen Produkten mit einer erschwerten Markbildung (Film, Musik, Bücher) besondere Distributionswege erforderlich, daher Einsatz der:</text:span></text:p>
      <text:p text:style-name="P50">Cross-Medialen-Verwertungskompetenz</text:p>
      <text:p text:style-name="P49"><text:span text:style-name="T20">-   </text:span><text:span text:style-name="T23">steuert die Produkte: zur rechten </text:span><text:span text:style-name="T25">Zeit</text:span><text:span text:style-name="T23">, in angebrachter </text:span><text:span text:style-name="T25">Menge</text:span><text:span text:style-name="T23">, in den richtigen </text:span><text:span text:style-name="T25">Vertriebskanälen</text:span><text:span text:style-name="T26"> </text:span><text:span text:style-name="T23">zu „verwerten“</text:span></text:p>
      <text:list xml:id="list3062836268258595356" text:style-name="L1">
        <text:list-item>
          <text:p text:style-name="P46"><text:span text:style-name="T21">  </text:span><text:span text:style-name="T24">Medienunternehmen sind hier gezwungen die drei Faktoren (Zeit, Menge, Vertriebskanäle) an die Zielgruppe anzupassen = Kernaufgabe der Distributionskompetenz</text:span></text:p>
        </text:list-item>
      </text:list>
      <text:p text:style-name="P47">Technologiekompetenz<text:line-break/><text:tab/>Die Distributionskanäle und die drei Faktoren müssen logistisch und technologisch <text:tab/>beherrscht werden</text:p>
      <text:p text:style-name="P12"/>
      <text:p text:style-name="P12">3.) Nennen und erläutern Sie, welche materiellen und immateriellen</text:p>
      <text:p text:style-name="P12">Wertgegenstände / ‐güter in einem Medienunternehmen die verschiedenen</text:p>
      <text:p text:style-name="P11">Wettbewerbsvorteile inne haben und beeinflussen.</text:p>
      <text:p text:style-name="P23"><text:bookmark text:name="docs-internal-guid-7ddbd9cd-dd5e-fe79-92dd-b5354af95b80"/><text:span text:style-name="T22">Core Assests </text:span><text:span text:style-name="T23">(Kernstück)</text:span></text:p>
      <text:p text:style-name="P30"><text:span text:style-name="T5">-   </text:span><text:span text:style-name="T7">sind diejenigen </text:span><text:span text:style-name="T9">materiellen </text:span><text:span text:style-name="T7">und </text:span><text:span text:style-name="T9">immateriellen Vermögensgegenstände</text:span><text:span text:style-name="T7">, die eine zentrale Rolle bei der Leistungserstellung und Leistungsvermarktung spielen</text:span></text:p>
      <text:p text:style-name="P34">Mitarbeiter</text:p>
      <text:p text:style-name="P31">Mitarbeiter sind wesentliche Know-how-Träger</text:p>
      <text:p text:style-name="P32">→ <text:span text:style-name="T31">verschiedene Mitarbeiter verfügen oft über komplementäre Fähigkeiten</text:span></text:p>
      <text:p text:style-name="P32">→ <text:span text:style-name="T31">die Kombination daraus führt oft zu einer verbesserten Leistungserstellung</text:span></text:p>
      <text:p text:style-name="P33"><text:span text:style-name="T15">→ </text:span><text:span text:style-name="T18">Wettbewerbsvorteil</text:span></text:p>
      <text:p text:style-name="P32">→ <text:span text:style-name="T31">Individuen in einem Team verfügen über ein ganz eigenes Interaktionsmuster,</text:span></text:p>
      <text:p text:style-name="P31">dieses ist a.) schwer imitierbar</text:p>
      <text:p text:style-name="P31">b.) von außen nicht erkennbar</text:p>
      <text:p text:style-name="P34">Die Marke</text:p>
      <text:p text:style-name="P30"><text:span text:style-name="T8">= </text:span><text:span text:style-name="T17">Nutzenbündel</text:span><text:span text:style-name="T15"> </text:span><text:span text:style-name="T8">und die Summe aller Vorstellungen, die ein Markenname bei einem Kunden hervorruft</text:span></text:p>
      <text:p text:style-name="P30"><text:span text:style-name="T8">= </text:span><text:span text:style-name="T17">Werteversprechen</text:span><text:span text:style-name="T15"> </text:span><text:span text:style-name="T8">an den Kunden → dies assoziiert jeder Kunde mit absolut positiven Produkteigenschaften (einzigartig, schwer imitierbar, kaum substituierbar)</text:span></text:p>
      <text:p text:style-name="P34">Netzwerke</text:p>
      <text:p text:style-name="P32">→ <text:span text:style-name="T31">bestehen aus verschiedensten (spezialisierten) Akteuren</text:span></text:p>
      <text:p text:style-name="P32">→ <text:span text:style-name="T31">sind historisch gewachsen</text:span></text:p>
      <text:p text:style-name="P32">→ <text:span text:style-name="T31">dienen (meist) dem Input zur Content-Erstellung (Produktionsnetzwerke)</text:span></text:p>
      <text:p text:style-name="P35">Man spricht hier von einem Core Asset, wenn:</text:p>
      <text:p text:style-name="P31">- die Netzwerke wichtig für die Leistungserstellung sind,</text:p>
      <text:p text:style-name="P31">- und/oder dem Unternehmen einen hohen Differenzierungsvorteil oder Kostenvorteil verschaffen</text:p>
      <text:p text:style-name="P32">→ <text:span text:style-name="T31">somit schwer imitierbar</text:span></text:p>
      <text:p text:style-name="P34"><text:soft-page-break/>Der Kundenstamm</text:p>
      <text:p text:style-name="P31">...auf Rezipientenmärkten:</text:p>
      <text:p text:style-name="P31">- wird oft als (→) Reichweite bezeichnet</text:p>
      <text:p text:style-name="P31">- Ergebnis langfristiger erfolgreicher Tätigkeit im Vertrieb</text:p>
      <text:p text:style-name="P32">→ <text:span text:style-name="T31">somit schwer imitierbar</text:span></text:p>
      <text:p text:style-name="Text_20_body"><text:span text:style-name="T29"><text:line-break/></text:span><text:span text:style-name="T10">hoher Kundenstamm = hohe Reichweite → hohe Werbeerlöse auf den Werbemärkten</text:span> </text:p>
      <text:p text:style-name="P15"/>
      <text:p text:style-name="P15"/>
      <text:p text:style-name="P15"/>
      <text:p text:style-name="P5">1.) Erläutern Sie die Begriffe transaktionsabhängige und transaktionsunabhängige Kosten.</text:p>
      <text:p text:style-name="P4">Nennen Sie je zwei Beispiele.</text:p>
      <text:p text:style-name="P6">Transaktionsabhängige Kosten:</text:p>
      <text:p text:style-name="P6"><text:tab/>Höhe des Entgeldes richtet sich nach Leistungsmenge/-dauer (Preis/Zeitung; pay per view)</text:p>
      <text:p text:style-name="P6">Transaktionsunabhängige Kosten:</text:p>
      <text:p text:style-name="P6"><text:tab/>Zahlung für die prinzipielle Möglichkeit der Nutzung, mit regelmäßigem Entgelt</text:p>
      <text:p text:style-name="P6"><text:tab/>(Flatrate; Abo)</text:p>
      <text:p text:style-name="P4"/>
      <text:p text:style-name="P4">2.) Auf welchen Märkten kann ein Medienunternehmen Erlöse erzielen. Stellen Sie auch die</text:p>
      <text:p text:style-name="P4">jeweiligen Unterteilungen dar. Beschreiben Sie modellartig.</text:p>
      <text:p text:style-name="P20"><text:bookmark text:name="docs-internal-guid-7ddbd9cd-dd81-c4ce-8408-f9783992aed2"/><text:span text:style-name="T32">Rezipientenmarkt<text:line-break/><text:tab/></text:span>-Medienzugang<text:line-break/><text:tab/>-Mediennutzung<text:line-break/><text:tab/>-Sonstige<text:line-break/>Webemarkt<text:line-break/><text:tab/>-Werbung<text:line-break/><text:tab/>-sonstige (Datamining,...)</text:p>
      <text:p text:style-name="P27"><text:span text:style-name="T13">Rechtemarkt<text:line-break/><text:tab/>-Verwertungsrechte<text:line-break/><text:tab/>-Lizenzen</text:span> </text:p>
      <text:p text:style-name="P27">Staat</text:p>
      <text:p text:style-name="P27"><text:tab/>-Gebühren<text:line-break/><text:tab/>-Subventionen</text:p>
      <text:p text:style-name="P4"/>
      <text:p text:style-name="P4">3.) Für welchen der Erlösmärkte gilt eine Einschränkung hinsichtlich der Aktionsparameter</text:p>
      <text:p text:style-name="P4">des Managements? Warum?</text:p>
      <text:p text:style-name="P4">Nennen und erklären Sie eine Erlösart des genannten Marktes.</text:p>
      <text:p text:style-name="P6">Staat, da staatliche Erlöse nicht vom Management sondern vom Staat reguliert werden.</text:p>
      <text:p text:style-name="P6">Gebühren: Jeder der mit bestimmten staatlich festgelegten Kriterien übereinstimmt ist Gebührenpflichtig. Die Gebühren sind nur für das ÖRTV.<text:tab/><text:tab/><text:tab/><text:tab/><text:tab/></text:p>
      <text:p text:style-name="P4"/>
      <text:p text:style-name="P41">4.) Erläutern Sie folgende Begriffe im Zusammenhang: Erlösmix/Erlösmodell, laufende</text:p>
      <text:p text:style-name="P41">Kosten vs. hohe Entwicklungskosten, Nutzenwahrnehmung der Rezipienten.</text:p>
      <text:p text:style-name="P41">Wovon ist die Erlösform abhängig. Welche Konsequenzen gehen aus hohen</text:p>
      <text:p text:style-name="P41">Entwicklungskosten hervor?</text:p>
      <text:p text:style-name="P42">Beschreiben Sie die Stichworte und die Zusammenhänge an dem Produkt „Spielekonsole“!</text:p>
      <text:p text:style-name="P48"><text:bookmark text:name="docs-internal-guid-7ddbd9cd-dd9e-bc4c-4f9b-aa70231d20b4"/><text:span text:style-name="T22">Erlösmodell</text:span><text:span text:style-name="T23">: Auf welcher Art und Weise werden Erlöse erzielt? Wird nach Märkten unterschieden, auf denen die Erlöse erzielt werden.</text:span></text:p>
      <text:p text:style-name="P53"><text:soft-page-break/><text:span text:style-name="T22">Erlösmix: </text:span><text:span text:style-name="T23">Wahl der geeigneten Erlösformen, um ein optimales Ergebnis zu erzielen ist es sinnvoll die einzelnen Erlösquellen zum richtigen Mix zu kombinieren</text:span></text:p>
      <text:p text:style-name="P54"><text:span text:style-name="T20">-   </text:span><text:span text:style-name="T23">der Wahl der Erlösformen sollte sich an der Kostensituation in der Unternehmung orientieren</text:span></text:p>
      <text:p text:style-name="P54"><text:span text:style-name="T20">-   </text:span><text:span text:style-name="T23">z.B. bei überwiegend laufenden Kosten können regelmäßige Entgeltzahlungen bevorzugt werden</text:span></text:p>
      <text:p text:style-name="P54"><text:span text:style-name="T20">-   </text:span><text:span text:style-name="T23">bei hohen Entwicklungskosten sind Einmalzahlungen für den Medienzugang sinnvoller</text:span></text:p>
      <text:p text:style-name="P45"><text:span text:style-name="T21">-   </text:span><text:span text:style-name="T24">die Nutzenwahrnehmung der Rezipienten ist problematisch zu berücksichtigen, wenn die hohen Entwicklungskosten eines neuen Produkts eine hohe Zahlung für den Medienzugang rechtfertigen würden, die Rezipienten aufgrund der Neuartigkeit des Produkts seinen Nutzen im Voraus nicht beurteilen können</text:span>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rebuchet MS" svg:font-family="'Trebuchet MS'"/>
    <style:font-face style:name="Verdana" svg:font-family="Verdana"/>
    <style:font-face style:name="Corbel" svg:font-family="Corbel" style:font-family-generic="swiss"/>
    <style:font-face style:name="Corbel-Italic" svg:font-family="Corbel-Italic" style:font-family-generic="swiss"/>
    <style:font-face style:name="Times New Roman" svg:font-family="'Times New Roman'" style:font-family-generic="roman" style:font-pitch="variable"/>
    <style:font-face style:name="Arial" svg:font-family="Arial" style:font-family-generic="swiss" style:font-pitch="variable"/>
    <style:font-face style:name="Corbel1" svg:font-family="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2T13:27:54.87</meta:creation-date>
    <dc:date>2013-07-15T08:55:55.90</dc:date>
    <meta:editing-duration>PT16H25M34S</meta:editing-duration>
    <meta:editing-cycles>51</meta:editing-cycles>
    <meta:generator>OpenOffice.org/3.4.1$Win32 OpenOffice.org_project/341m1$Build-9593</meta:generator>
    <meta:document-statistic meta:table-count="0" meta:image-count="0" meta:object-count="0" meta:page-count="8" meta:paragraph-count="223" meta:word-count="1897" meta:character-count="16091"/>
  </office:meta>
</office:document-meta>
</file>